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4pt" fo:font-weight="bold" officeooo:paragraph-rsid="000b433c" style:font-size-asian="14pt" style:font-weight-asian="bold" style:font-size-complex="14pt" style:font-weight-complex="bold"/>
    </style:style>
    <style:style style:name="P2" style:family="paragraph" style:parent-style-name="Standard">
      <style:text-properties fo:font-size="14pt" officeooo:paragraph-rsid="000b433c" style:font-size-asian="14pt" style:font-size-complex="14pt"/>
    </style:style>
    <style:style style:name="P3" style:family="paragraph" style:parent-style-name="Standard">
      <style:text-properties fo:font-size="14pt" fo:font-weight="normal" officeooo:paragraph-rsid="000b433c" style:font-size-asian="14pt" style:font-weight-asian="normal" style:font-size-complex="14pt" style:font-weight-complex="normal"/>
    </style:style>
    <style:style style:name="P4" style:family="paragraph" style:parent-style-name="Standard">
      <style:text-properties fo:font-size="14pt" fo:font-weight="normal" officeooo:paragraph-rsid="0024ff9d" style:font-size-asian="14pt" style:font-weight-asian="normal" style:font-size-complex="14pt" style:font-weight-complex="normal"/>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 With *args and **kwargs</text:p>
      <text:p text:style-name="P1"/>
      <text:p text:style-name="P1">So what are *args and **kwargs parameters used for?</text:p>
      <text:p text:style-name="P1"/>
      <text:p text:style-name="P2"><text:s/>They allow a function to accept optional arguments, so you can create flexible APIs in your modules and classes:</text:p>
      <text:p text:style-name="P2"/>
      <table:table table:name="Table1" table:style-name="Table1">
        <table:table-column table:style-name="Table1.A"/>
        <table:table-row>
          <table:table-cell table:style-name="Table1.A1" office:value-type="string">
            <text:p text:style-name="P5">def foo(require, *args, **kwargs):</text:p>
            <text:p text:style-name="P5"><text:s text:c="4"/>print(required)</text:p>
            <text:p text:style-name="P5"><text:s text:c="4"/>if args:</text:p>
            <text:p text:style-name="P5"><text:s text:c="8"/>print(args)</text:p>
            <text:p text:style-name="P5"><text:s text:c="4"/>if kwargs:</text:p>
            <text:p text:style-name="P5"><text:s text:c="8"/>print(kwargs)</text:p>
          </table:table-cell>
        </table:table-row>
      </table:table>
      <text:p text:style-name="P2"/>
      <text:p text:style-name="P2"/>
      <text:p text:style-name="P2">The above function requires at least one argument called “ required ,” but it can accept extra positional and keyword arguments as well.</text:p>
      <text:p text:style-name="P2"/>
      <text:p text:style-name="P2">If we call the function with additional arguments, args will collect extra positional arguments as a tuple because the parameter name has a * prefix.</text:p>
      <text:p text:style-name="P2"/>
      <text:p text:style-name="P2">Likewise, kwargs will collect extra keyword arguments as a dictionary because the parameter name has a ** prefix.</text:p>
      <text:p text:style-name="P2"/>
      <text:p text:style-name="P2">Both args and kwargs can be empty if no extra arguments are passed to the function.</text:p>
      <text:p text:style-name="P2"/>
      <text:p text:style-name="P2">As we call the function with various combinations of arguments, you’ll see how Python collects them inside the args and kwargs parameters according to whether they’re positional or keyword arguments:</text:p>
      <text:p text:style-name="P2"/>
      <table:table table:name="Table2" table:style-name="Table2">
        <table:table-column table:style-name="Table2.A"/>
        <table:table-row>
          <table:table-cell table:style-name="Table2.A1" office:value-type="string">
            <text:p text:style-name="P5">&gt;&gt;&gt; foo()</text:p>
            <text:p text:style-name="P5">Traceback (most recent call last):</text:p>
            <text:p text:style-name="P5"><text:s text:c="2"/>File "&lt;pyshell#2&gt;", line 1, in &lt;module&gt;</text:p>
            <text:p text:style-name="P5"><text:s text:c="4"/>foo()</text:p>
            <text:p text:style-name="P5">TypeError: foo() missing 1 required positional argument: 'required'</text:p>
            <text:p text:style-name="P5">&gt;&gt;&gt; foo('hello')</text:p>
            <text:p text:style-name="P5">hello</text:p>
            <text:p text:style-name="P5">&gt;&gt;&gt; foo('hello', 1, 2, 3)</text:p>
            <text:p text:style-name="P5">hello</text:p>
            <text:p text:style-name="P5">(1, 2, 3)</text:p>
            <text:p text:style-name="P5">&gt;&gt;&gt; foo('hello', 1)</text:p>
            <text:p text:style-name="P5"><text:soft-page-break/>hello</text:p>
            <text:p text:style-name="P5">(1,)</text:p>
            <text:p text:style-name="P5">&gt;&gt;&gt; foo('hello', 1, 2, 3, key1='value', key2=999)</text:p>
            <text:p text:style-name="P5">hello</text:p>
            <text:p text:style-name="P5">(1, 2, 3)</text:p>
            <text:p text:style-name="P5">{'key1': 'value', 'key2': 999}</text:p>
          </table:table-cell>
        </table:table-row>
      </table:table>
      <text:p text:style-name="P2"/>
      <text:p text:style-name="P2"/>
      <text:p text:style-name="P2">I want to make it clear that calling the parameters args and kwargs is simply a naming convention. The previous example would work just as well if you called them *parms and **argv . The actual syntax is just the asterisk ( * ) or double asterisk ( ** ), respectively.</text:p>
      <text:p text:style-name="P2"/>
      <text:p text:style-name="P1">Forwarding Optional or Keyword Arguments</text:p>
      <text:p text:style-name="P1"/>
      <text:p text:style-name="P3">It’s possible to pass optional or keyword parameters from one function to another. You can do so by using the argument-unpacking operators * and ** when calling the function you want to forward arguments to.</text:p>
      <text:p text:style-name="P3"/>
      <table:table table:name="Table3" table:style-name="Table3">
        <table:table-column table:style-name="Table3.A"/>
        <table:table-row>
          <table:table-cell table:style-name="Table3.A1" office:value-type="string">
            <text:p text:style-name="P5">def foo(x, *args, **kwargs):</text:p>
            <text:p text:style-name="P5"><text:s text:c="4"/>kwargs['name'] = 'Alice'</text:p>
            <text:p text:style-name="P5"><text:s text:c="4"/>new_args = args + ('extra', )</text:p>
            <text:p text:style-name="P5"><text:s text:c="4"/>bar(x, *new_args, **kwargs)</text:p>
          </table:table-cell>
        </table:table-row>
      </table:table>
      <text:p text:style-name="P3"/>
      <text:p text:style-name="P3"/>
      <text:p text:style-name="P3">This technique can be useful for subclassing and writing wrapper functions. For example, you can use it to extend the behavior of a parent class without having to replicate the full signature of its constructor in the child class. This can be quite convenient if you’re working with an API that might change outside of your control:</text:p>
      <text:p text:style-name="P3"/>
      <table:table table:name="Table4" table:style-name="Table4">
        <table:table-column table:style-name="Table4.A"/>
        <table:table-row>
          <table:table-cell table:style-name="Table4.A1" office:value-type="string">
            <text:p text:style-name="P5">class Car:</text:p>
            <text:p text:style-name="P5"><text:s text:c="4"/>def __init__(self, color, mileage):</text:p>
            <text:p text:style-name="P5"><text:s text:c="8"/>self.color = color</text:p>
            <text:p text:style-name="P5"><text:s text:c="8"/>self.mileage = mileage</text:p>
            <text:p text:style-name="P5"/>
            <text:p text:style-name="P5">class AlwaysBlueCar(Car):</text:p>
            <text:p text:style-name="P5"><text:s text:c="4"/>def __init__(self, *args, **kwargs):</text:p>
            <text:p text:style-name="P5"><text:s text:c="8"/>super().__init__(*args, **kwargs)</text:p>
            <text:p text:style-name="P5"><text:s text:c="8"/>self.color = 'blue'</text:p>
          </table:table-cell>
        </table:table-row>
      </table:table>
      <table:table table:name="Table5" table:style-name="Table5">
        <table:table-column table:style-name="Table5.A"/>
        <table:table-row>
          <table:table-cell table:style-name="Table5.A1" office:value-type="string">
            <text:p text:style-name="P5">&gt;&gt;&gt; AlwaysBlueCar('green', 48392).color</text:p>
            <text:p text:style-name="P5"><text:soft-page-break/>'blue'</text:p>
          </table:table-cell>
        </table:table-row>
      </table:table>
      <text:p text:style-name="P3"/>
      <text:p text:style-name="P3">The AlwaysBlueCar constructor simply passes on all arguments to its parent class and then overrides an internal attribute. This means if the parent class constructor changes, there’s a good chance that AlwaysBlueCar would still function as intended.</text:p>
      <text:p text:style-name="P3"/>
      <text:p text:style-name="P3">The downside here is that the AlwaysBlueCar constructor now has a rather unhelpful signature—we don’t know what arguments it expects without looking up the parent class.</text:p>
      <table:table table:name="Table6" table:style-name="Table6">
        <table:table-column table:style-name="Table6.A"/>
        <table:table-row>
          <table:table-cell table:style-name="Table6.A1" office:value-type="string">
            <text:p text:style-name="P5">import functools</text:p>
            <text:p text:style-name="P5"/>
            <text:p text:style-name="P5">def trace(f):</text:p>
            <text:p text:style-name="P5"><text:s text:c="4"/>@functools.wraps(f)</text:p>
            <text:p text:style-name="P5"><text:s text:c="4"/>def decorated_function(*args, **kwargs):</text:p>
            <text:p text:style-name="P5"><text:s text:c="8"/>print(f, args, kwargs)</text:p>
            <text:p text:style-name="P5"><text:s text:c="8"/>result = f(*args, **kwargs)</text:p>
            <text:p text:style-name="P5"><text:s text:c="8"/>print(result)</text:p>
            <text:p text:style-name="P5"><text:s text:c="4"/>return decorated_function</text:p>
            <text:p text:style-name="P5"/>
            <text:p text:style-name="P5">@trace</text:p>
            <text:p text:style-name="P5">def greet(greeting, name):</text:p>
            <text:p text:style-name="P5"><text:s text:c="4"/>return '{}, {}!'.format(greeting, name)</text:p>
            <text:p text:style-name="P5"><text:s text:c="4"/></text:p>
          </table:table-cell>
        </table:table-row>
      </table:table>
      <table:table table:name="Table7" table:style-name="Table7">
        <table:table-column table:style-name="Table7.A"/>
        <table:table-row>
          <table:table-cell table:style-name="Table7.A1" office:value-type="string">
            <text:p text:style-name="P5">&gt;&gt;&gt; greet('Hello', 'Bob')</text:p>
            <text:p text:style-name="P5">&lt;function greet at 0x7f0cec3d8268&gt; ('Hello', 'Bob') {}</text:p>
            <text:p text:style-name="P5">Hello, Bob!</text:p>
          </table:table-cell>
        </table:table-row>
      </table:table>
      <text:p text:style-name="P3"/>
      <text:p text:style-name="P3"/>
      <text:p text:style-name="P1">Key Takeaways</text:p>
      <text:p text:style-name="P1"/>
      <text:p text:style-name="P3">• *args and **kwargs let you write functions with a variable number of arguments in Python.</text:p>
      <text:p text:style-name="P3"/>
      <text:p text:style-name="P4">• *args collects extra positional arguments as a tuple. **kwargs collects the extra keyword arguments as a dictionary.</text:p>
      <text:p text:style-name="P4"/>
      <text:p text:style-name="P4">• The actual syntax is * and ** . Calling them args and kwargs is just a convention (and one you should stick 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3T12:28:50.657412713</meta:creation-date>
    <meta:generator>LibreOffice/6.2.4.2.0$Linux_X86_64 LibreOffice_project/20$Build-2</meta:generator>
    <dc:date>2019-07-14T10:21:15.651988520</dc:date>
    <meta:editing-duration>PT2H4M29S</meta:editing-duration>
    <meta:editing-cycles>31</meta:editing-cycles>
    <meta:document-statistic meta:table-count="7" meta:image-count="0" meta:object-count="0" meta:page-count="3" meta:paragraph-count="70" meta:word-count="563" meta:character-count="3715" meta:non-whitespace-character-count="3091"/>
  </office:meta>
</office:document-meta>
</file>